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Tensor Algebra</text:title></text:p>
      <text:p text:style-name="OrgTitle"/>
      <text:p text:style-name="OrgSubtitle"><text:initial-creator>Borja Diez</text:initial-creator></text:p>
      <text:p text:style-name="OrgSubtitle"/>
      <text:p text:style-name="Text_20_body">Este es un apunte de álgebra tensorial basado en el libro <text:span text:style-name="Emphasis"><text:a xlink:type="simple" xlink:href="https://drive.google.com/file/d/0B5zbhsMepj9lMndOd">Introducing einstein Relativity by Ray D'Inverno</text:a></text:span>.
</text:p>
      <text:h text:style-name="Heading_20_1" text:outline-level="1" text:is-list-header="false">
<text:bookmark-start text:name="OrgXref.org5ca92e3"/>
<text:bookmark text:name="org5ca92e3"/>Introduction
<text:bookmark-end text:name="OrgXref.org5ca92e3"/></text:h>
      <text:h text:style-name="Heading_20_1" text:outline-level="1" text:is-list-header="false">
<text:bookmark-start text:name="OrgXref.org2de36c5"/>
<text:bookmark text:name="org2de36c5"/>Manifolds and coordinates
<text:bookmark-end text:name="OrgXref.org2de36c5"/></text:h>
      <text:h text:style-name="Heading_20_1" text:outline-level="1" text:is-list-header="false">
<text:bookmark-start text:name="OrgXref.orgcdcc28a"/>
<text:bookmark text:name="orgcdcc28a"/>Curves and Surfaces
<text:bookmark-end text:name="OrgXref.orgcdcc28a"/></text:h>
      <text:p text:style-name="Text_20_body">Given a manifold, we shall be concerned with points in it and subsets of points which define curves and surfaces of different dimensions.
We shall frequently define these curves and surfaces <text:span text:style-name="Bold">parametrically</text:span>. Thus , since a curve has one degree of freedom it depends on one
parameter ans so we define a <text:span text:style-name="Bold">curve</text:span> by the parametric equations
</text:p>
      <text:p text:style-name="OrgFixedWidthBlock">\begin{equation}</text:p>
      <text:p text:style-name="OrgFixedWidthBlock">x^{a}=x^{a}(u)\quad (a=1,2,\cdots,n)</text:p>
      <text:p text:style-name="OrgFixedWidthBlockLastLine">\end{equation}</text:p>
      <text:p text:style-name="OrgFixedWidthBlockLastLine"/>
      <text:p text:style-name="Text_20_body">where <text:span text:style-name="OrgCode">\(u\)</text:span> is the parameter and <text:span text:style-name="OrgCode">\(x^1(u), x^2(u),...,x^n(u)\)</text:span> denote <text:span text:style-name="OrgCode">\(n\)</text:span> funcitons of <text:span text:style-name="OrgCode">\(u\)</text:span>. Similary, since a <text:span text:style-name="Bold">subspace</text:span> or <text:span text:style-name="Bold">surface</text:span> of
<text:span text:style-name="OrgCode">\(m\)</text:span> dimensions <text:span text:style-name="OrgCode">\((m&lt;n)\)</text:span> has <text:span text:style-name="OrgCode">\(m\)</text:span> degrees of freedom, it dependes on <text:span text:style-name="OrgCode">\(m\)</text:span> parameters and it is given by the parametric equations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Borja Diez</dc:creator>
    <meta:initial-creator>Borja Diez</meta:initial-creator>
    <dc:date>2022-04-15T21:05:35</dc:date>
    <meta:creation-date>2022-04-15T21:05:35</meta:creation-date>
    <meta:generator>Emacs 28.1 (Org mode 9.5.2)</meta:generator>
    <meta:keyword/>
    <dc:subject/>
    <dc:title>Tensor Algebra</dc:title>
  </office:meta>
</office:document-meta>
</file>